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rsid="001bba76" officeooo:paragraph-rsid="001bba76"/>
    </style:style>
    <style:style style:name="P2" style:family="paragraph" style:parent-style-name="Standard">
      <style:text-properties style:font-name="Liberation Mono" officeooo:rsid="0006cf12" officeooo:paragraph-rsid="0006cf12"/>
    </style:style>
    <style:style style:name="P3" style:family="paragraph" style:parent-style-name="Standard">
      <style:text-properties style:font-name="Liberation Mono" officeooo:rsid="0006cf12" officeooo:paragraph-rsid="002e3428"/>
    </style:style>
    <style:style style:name="P4" style:family="paragraph" style:parent-style-name="Standard">
      <style:text-properties style:font-name="Liberation Mono" fo:font-weight="normal" officeooo:rsid="000ec57e" officeooo:paragraph-rsid="000ec57e" style:font-weight-asian="normal" style:font-weight-complex="normal"/>
    </style:style>
    <style:style style:name="P5" style:family="paragraph" style:parent-style-name="Standard">
      <style:text-properties style:font-name="Liberation Mono" fo:font-weight="normal" officeooo:rsid="000ef980" officeooo:paragraph-rsid="000ef980" style:font-weight-asian="normal" style:font-weight-complex="normal"/>
    </style:style>
    <style:style style:name="P6" style:family="paragraph" style:parent-style-name="Standard">
      <style:text-properties style:font-name="Liberation Mono" fo:font-weight="normal" officeooo:rsid="0011a152" officeooo:paragraph-rsid="0011a152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086f86" officeooo:paragraph-rsid="0022564b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086f86" officeooo:paragraph-rsid="00235ef8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rsid="0010a420" officeooo:paragraph-rsid="002685e5" style:font-weight-asian="normal" style:font-weight-complex="normal"/>
    </style:style>
    <style:style style:name="P10" style:family="paragraph" style:parent-style-name="Standard">
      <style:text-properties style:font-name="Liberation Mono" fo:font-weight="normal" officeooo:rsid="0006cf12" officeooo:paragraph-rsid="002e3428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2eafa4" officeooo:paragraph-rsid="002eafa4" style:font-weight-asian="normal" style:font-weight-complex="normal"/>
    </style:style>
    <style:style style:name="P12" style:family="paragraph" style:parent-style-name="Standard">
      <style:text-properties style:font-name="Liberation Mono" fo:font-weight="normal" officeooo:rsid="002fcadc" officeooo:paragraph-rsid="002fcadc" style:font-weight-asian="normal" style:font-weight-complex="normal"/>
    </style:style>
    <style:style style:name="P13" style:family="paragraph" style:parent-style-name="Standard">
      <style:text-properties style:font-name="Liberation Mono" fo:font-weight="normal" officeooo:rsid="0031ad22" officeooo:paragraph-rsid="0031ad22" style:font-weight-asian="normal" style:font-weight-complex="normal"/>
    </style:style>
    <style:style style:name="P14" style:family="paragraph" style:parent-style-name="Standard">
      <style:text-properties style:font-name="Liberation Mono" fo:font-weight="normal" officeooo:rsid="0031e9fa" officeooo:paragraph-rsid="0031e9fa" style:font-weight-asian="normal" style:font-weight-complex="normal"/>
    </style:style>
    <style:style style:name="P15" style:family="paragraph" style:parent-style-name="Standard">
      <style:text-properties style:font-name="Liberation Mono" fo:font-weight="normal" officeooo:rsid="0031e9fa" officeooo:paragraph-rsid="00329233" style:font-weight-asian="normal" style:font-weight-complex="normal"/>
    </style:style>
    <style:style style:name="P16" style:family="paragraph" style:parent-style-name="Standard">
      <style:text-properties style:font-name="Liberation Mono" fo:font-weight="normal" officeooo:rsid="00343fdf" officeooo:paragraph-rsid="00343fdf" style:font-weight-asian="normal" style:font-weight-complex="normal"/>
    </style:style>
    <style:style style:name="P17" style:family="paragraph" style:parent-style-name="Standard">
      <style:text-properties style:font-name="Liberation Mono" fo:font-weight="normal" officeooo:rsid="00353711" officeooo:paragraph-rsid="00353711" style:font-weight-asian="normal" style:font-weight-complex="normal"/>
    </style:style>
    <style:style style:name="P18" style:family="paragraph" style:parent-style-name="Standard">
      <style:text-properties style:font-name="Liberation Mono" officeooo:rsid="00086f86" officeooo:paragraph-rsid="00086f86"/>
    </style:style>
    <style:style style:name="P19" style:family="paragraph" style:parent-style-name="Standard">
      <style:text-properties style:font-name="Liberation Mono" officeooo:rsid="000e793b" officeooo:paragraph-rsid="00086f86"/>
    </style:style>
    <style:style style:name="P20" style:family="paragraph" style:parent-style-name="Standard">
      <style:text-properties style:font-name="Liberation Mono" officeooo:rsid="00343fdf" officeooo:paragraph-rsid="00343fdf"/>
    </style:style>
    <style:style style:name="P21" style:family="paragraph" style:parent-style-name="Standard">
      <style:text-properties style:font-name="Liberation Serif" fo:font-weight="bold" officeooo:rsid="000cf968" officeooo:paragraph-rsid="000cf968" style:font-weight-asian="bold" style:font-weight-complex="bold"/>
    </style:style>
    <style:style style:name="P22" style:family="paragraph" style:parent-style-name="Standard">
      <style:text-properties style:font-name="Liberation Serif" fo:font-weight="bold" officeooo:rsid="000e793b" officeooo:paragraph-rsid="000e793b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2e3428" officeooo:paragraph-rsid="002e3428" style:font-weight-asian="bold" style:font-weight-complex="bold"/>
    </style:style>
    <style:style style:name="P24" style:family="paragraph" style:parent-style-name="Standard">
      <style:text-properties style:font-name="Liberation Serif" fo:font-weight="normal" officeooo:rsid="002e3428" officeooo:paragraph-rsid="002e3428" style:font-weight-asian="normal" style:font-weight-complex="normal"/>
    </style:style>
    <style:style style:name="P25" style:family="paragraph" style:parent-style-name="Standard">
      <style:text-properties officeooo:rsid="0006cf12" officeooo:paragraph-rsid="0006cf12"/>
    </style:style>
    <style:style style:name="P26" style:family="paragraph" style:parent-style-name="Standard">
      <style:text-properties officeooo:rsid="001bba76" officeooo:paragraph-rsid="001bba76"/>
    </style:style>
    <style:style style:name="P27" style:family="paragraph" style:parent-style-name="Standard">
      <style:text-properties officeooo:rsid="001ed930" officeooo:paragraph-rsid="001ed930"/>
    </style:style>
    <style:style style:name="P28" style:family="paragraph" style:parent-style-name="Standard">
      <style:text-properties fo:font-weight="bold" officeooo:rsid="0006cf12" officeooo:paragraph-rsid="001f7939" style:font-weight-asian="bold" style:font-weight-complex="bold"/>
    </style:style>
    <style:style style:name="P29" style:family="paragraph" style:parent-style-name="Standard">
      <style:text-properties fo:font-weight="bold" officeooo:rsid="0006cf12" officeooo:paragraph-rsid="002b0647" style:font-weight-asian="bold" style:font-weight-complex="bold"/>
    </style:style>
    <style:style style:name="P30" style:family="paragraph" style:parent-style-name="Standard">
      <style:text-properties fo:font-weight="bold" officeooo:rsid="002b0647" officeooo:paragraph-rsid="002b0647" style:font-weight-asian="bold" style:font-weight-complex="bold"/>
    </style:style>
    <style:style style:name="T1" style:family="text">
      <style:text-properties officeooo:rsid="002eafa4"/>
    </style:style>
    <style:style style:name="T2" style:family="text">
      <style:text-properties officeooo:rsid="00086f86"/>
    </style:style>
    <style:style style:name="T3" style:family="text">
      <style:text-properties officeooo:rsid="000cf968"/>
    </style:style>
    <style:style style:name="T4" style:family="text">
      <style:text-properties officeooo:rsid="000ef980"/>
    </style:style>
    <style:style style:name="T5" style:family="text">
      <style:text-properties officeooo:rsid="001658c0"/>
    </style:style>
    <style:style style:name="T6" style:family="text">
      <style:text-properties officeooo:rsid="0017f80e"/>
    </style:style>
    <style:style style:name="T7" style:family="text">
      <style:text-properties officeooo:rsid="001d47f0"/>
    </style:style>
    <style:style style:name="T8" style:family="text">
      <style:text-properties officeooo:rsid="001ed930"/>
    </style:style>
    <style:style style:name="T9" style:family="text">
      <style:text-properties officeooo:rsid="001f7939"/>
    </style:style>
    <style:style style:name="T10" style:family="text">
      <style:text-properties officeooo:rsid="0022564b"/>
    </style:style>
    <style:style style:name="T11" style:family="text">
      <style:text-properties officeooo:rsid="00235ef8"/>
    </style:style>
    <style:style style:name="T12" style:family="text">
      <style:text-properties officeooo:rsid="002c4292"/>
    </style:style>
    <style:style style:name="T13" style:family="text">
      <style:text-properties officeooo:rsid="002e3428"/>
    </style:style>
    <style:style style:name="T14" style:family="text">
      <style:text-properties officeooo:rsid="0030e699"/>
    </style:style>
    <style:style style:name="T15" style:family="text">
      <style:text-properties officeooo:rsid="0031ad22"/>
    </style:style>
    <style:style style:name="T16" style:family="text">
      <style:text-properties officeooo:rsid="0031e9fa"/>
    </style:style>
    <style:style style:name="T17" style:family="text">
      <style:text-properties officeooo:rsid="00343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ag Kedar<text:tab/><text:tab/><text:tab/>Masitkhani Gat<text:tab/><text:tab/><text:tab/>B<text:span text:style-name="T5">PM</text:span>: 80</text:p>
      <text:p text:style-name="P29">Played <text:span text:style-name="T9">on sitar</text:span> by<text:tab/>:<text:tab/><text:span text:style-name="T12">P</text:span>andit Arvind Parikh</text:p>
      <text:p text:style-name="P30">Notation by<text:tab/><text:tab/>:<text:tab/>R S Ananda Murthy (rsamurti@gmail.com)</text:p>
      <text:p text:style-name="P25"/>
      <text:p text:style-name="P26">As per Digital Sargam Notation <text:span text:style-name="T7">designed by by Rex van der Spuy,</text:span></text:p>
      <text:p text:style-name="P27">See: <text:a xlink:type="simple" xlink:href="https://github.com/sargam/digital" text:style-name="Internet_20_link" text:visited-style-name="Visited_20_Internet_20_Link">https://github.com/sargam/digital</text:a></text:p>
      <text:p text:style-name="P21"/>
      <text:p text:style-name="P21">Sthayi</text:p>
      <text:p text:style-name="P2"/>
      <text:p text:style-name="P2">+</text:p>
      <text:p text:style-name="P2">m- <text:s text:c="6"/>mG <text:s text:c="7"/>P- <text:s text:c="3"/>P<text:span text:style-name="T3">P<text:tab/><text:tab/><text:tab/>bol: d- dr d- dr</text:span></text:p>
      <text:p text:style-name="P2">2</text:p>
      <text:p text:style-name="P2"><text:span text:style-name="T7">(M)(P</text:span>M-<text:span text:style-name="T7">)</text:span> PP <text:s text:c="7"/>Dn <text:s text:c="3"/>DP<text:tab/><text:tab/><text:tab/><text:span text:style-name="T2">bol: d- dr dr dr</text:span></text:p>
      <text:p text:style-name="P2">0</text:p>
      <text:p text:style-name="P18"><text:span text:style-name="T7">(M)(PM-)</text:span> <text:span text:style-name="T7">(m)(</text:span>DP<text:span text:style-name="T7">m)</text:span> <text:s/>m- <text:s text:c="3"/><text:span text:style-name="T7">(R)(</text:span>mR<text:span text:style-name="T7">)R<text:tab/><text:tab/></text:span>bol: d- d- r- dr</text:p>
      <text:p text:style-name="P18">3</text:p>
      <text:p text:style-name="P18">S <text:s text:c="7"/>mGPM <text:s text:c="5"/>Dpm- <text:s/><text:span text:style-name="T6">R</text:span>-<text:span text:style-name="T6">S</text:span>-<text:tab/><text:tab/><text:tab/>bol: d- d-d- <text:span text:style-name="T8">drd- d-r-</text:span></text:p>
      <text:p text:style-name="P19"/>
      <text:p text:style-name="P22">Manjha</text:p>
      <text:p text:style-name="P22"/>
      <text:p text:style-name="P4">0</text:p>
      <text:p text:style-name="P7"><text:span text:style-name="T7">(M)(PM-)</text:span> <text:span text:style-name="T7">(m)(</text:span>DP<text:span text:style-name="T7">m)</text:span> <text:s/>m- <text:s text:c="5"/><text:span text:style-name="T7">(R)(</text:span>mR<text:span text:style-name="T7">)R<text:tab/></text:span>bol: d- d- r- dr</text:p>
      <text:p text:style-name="P4">3</text:p>
      <text:p text:style-name="P4">S- <text:s text:c="6"/>N,N, <text:s text:c="5"/>S- <text:s text:c="5"/>D,D,<text:tab/><text:tab/>bol: <text:span text:style-name="T4">d- dr d- dr</text:span></text:p>
      <text:p text:style-name="P4">+</text:p>
      <text:p text:style-name="P4">P-, <text:s text:c="5"/>S<text:span text:style-name="T11">N</text:span>, <text:s text:c="6"/>R- <text:s text:c="5"/>R-<text:tab/><text:tab/><text:tab/><text:span text:style-name="T10">bol: d- dr d- r-</text:span></text:p>
      <text:p text:style-name="P4">2</text:p>
      <text:p text:style-name="P5">S- <text:s text:c="6"/>mG <text:s text:c="7"/>P- <text:s text:c="5"/>PM<text:tab/><text:tab/><text:tab/>bol: d- d<text:span text:style-name="T11">r</text:span> d- dr</text:p>
      <text:p text:style-name="P6">0</text:p>
      <text:p text:style-name="P9">D- <text:s text:c="6"/>P- <text:s text:c="7"/>m- <text:s text:c="5"/><text:span text:style-name="T7">(R)(mR)R<text:tab/></text:span>bol: d- d- r- dr</text:p>
      <text:p text:style-name="P6">3</text:p>
      <text:p text:style-name="P8">S- <text:s text:c="6"/>mGPM <text:s text:c="5"/>Dpm- <text:s text:c="3"/><text:span text:style-name="T6">R</text:span>-<text:span text:style-name="T6">S</text:span>-<text:tab/><text:tab/>bol: d- d-d- <text:span text:style-name="T8">drd- d-r-</text:span></text:p>
      <text:p text:style-name="P22"/>
      <text:p text:style-name="P23">Anthara</text:p>
      <text:p text:style-name="P24"/>
      <text:p text:style-name="P3">+</text:p>
      <text:p text:style-name="P3">m- <text:s text:c="8"/>mG <text:s text:c="7"/>P- <text:s text:c="7"/>P<text:span text:style-name="T3">P<text:tab/><text:tab/>bol: d- dr d- dr</text:span></text:p>
      <text:p text:style-name="P20">2</text:p>
      <text:p text:style-name="P10"><text:span text:style-name="T1">M- <text:s text:c="8"/></text:span>P<text:span text:style-name="T1">P</text:span> <text:s text:c="7"/><text:span text:style-name="T13">S’- <text:s text:c="6"/>S’N,</text:span><text:tab/><text:span text:style-name="T2">bol: d- dr d- dr</text:span></text:p>
      <text:p text:style-name="P16">0</text:p>
      <text:p text:style-name="P11">R’- <text:s text:c="7"/>R- <text:s text:c="7"/>S- <text:s text:c="7"/>N,S’<text:tab/>bol: d- d- r- dr</text:p>
      <text:p text:style-name="P17">3</text:p>
      <text:p text:style-name="P12"><text:span text:style-name="T14">(</text:span>D<text:span text:style-name="T14">)(ND)</text:span>- <text:s text:c="2"/>NN <text:s text:c="7"/><text:span text:style-name="T15">(S’)(SN,) R</text:span>’- <text:s text:c="3"/><text:tab/>bol: <text:span text:style-name="T15">d- dr d- d-</text:span></text:p>
      <text:p text:style-name="P17">+</text:p>
      <text:p text:style-name="P13">(D,)(SD)- <text:s/>D- <text:s text:c="7"/>P- <text:s text:c="7"/>P’-<text:tab/><text:tab/>bol: <text:span text:style-name="T16">d- d- r- d-</text:span></text:p>
      <text:p text:style-name="P17">2</text:p>
      <text:p text:style-name="P14">(G)(GM) <text:s text:c="3"/>RR <text:s text:c="7"/>S- <text:s text:c="7"/>P,-<text:tab/><text:tab/>bol: d- dr d- d-</text:p>
      <text:p text:style-name="P17">0</text:p>
      <text:p text:style-name="P15">(G)(GM) <text:s text:c="3"/>RR <text:s text:c="7"/>S- <text:s text:c="7"/><text:span text:style-name="T17">S’</text:span>-<text:tab/><text:tab/>bol: d- dr d- d-</text:p>
      <text:p text:style-name="P17">3</text:p>
      <text:p text:style-name="P17">^S,- <text:s text:c="6"/><text:span text:style-name="T2">mGPM <text:s text:c="5"/>Dpm- <text:s text:c="5"/>R-S-<text:tab/></text:span>bol: r- <text:span text:style-name="T2">d-d- drd- d-r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ba76" officeooo:paragraph-rsid="001bba76"/>
    </style:style>
    <style:style style:name="MT1" style:family="text">
      <style:text-properties officeooo:rsid="002eafa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Rag Kedar, Masitkhani Gat by Pandit Aravind Parikh<text:tab/><text:page-number text:select-page="current">1</text:page-number> <text:span text:style-name="MT1">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9:49:22.033088309</meta:creation-date>
    <dc:date>2018-05-05T13:25:04.992803823</dc:date>
    <meta:editing-duration>PT2H13M10S</meta:editing-duration>
    <meta:editing-cycles>42</meta:editing-cycles>
    <meta:generator>LibreOffice/6.0.3.2$Linux_X86_64 LibreOffice_project/8f48d515416608e3a835360314dac7e47fd0b821</meta:generator>
    <meta:document-statistic meta:table-count="0" meta:image-count="0" meta:object-count="0" meta:page-count="1" meta:paragraph-count="45" meta:word-count="230" meta:character-count="1250" meta:non-whitespace-character-count="770"/>
  </office:meta>
</office:document-meta>
</file>